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15.819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5.378cm"/>
    </style:style>
    <style:style style:name="co12" style:family="table-column">
      <style:table-column-properties fo:break-before="auto" style:column-width="5.66cm"/>
    </style:style>
    <style:style style:name="co13" style:family="table-column">
      <style:table-column-properties fo:break-before="auto" style:column-width="5.971cm"/>
    </style:style>
    <style:style style:name="co14" style:family="table-column">
      <style:table-column-properties fo:break-before="auto" style:column-width="3.528cm"/>
    </style:style>
    <style:style style:name="co15" style:family="table-column">
      <style:table-column-properties fo:break-before="auto" style:column-width="5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3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C Current" table:style-name="ta1">
        <office:forms form:automatic-focus="false" form:apply-design-mode="false"/>
        <table:shapes>
          <draw:frame draw:z-index="0" draw:style-name="gr1" draw:text-style-name="P1" svg:width="13.863cm" svg:height="11.656cm" svg:x="43.962cm" svg:y="14.338cm">
            <draw:object draw:notify-on-update-of-ranges="'DC Current'.C10:'DC Current'.J10 'DC Current'.C12:'DC Current'.J12 'DC Current'.C17:'DC Current'.J17 'DC Current'.C19:'DC Current'.J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863cm" svg:height="11.656cm" svg:x="43.46cm" svg:y="1.439cm">
            <draw:object draw:notify-on-update-of-ranges="'DC Current'.C9:'DC Current'.J9 'DC Current'.C10:'DC Current'.J10 'DC Current'.C9:'DC Current'.J9 'DC Current'.C17:'DC Current'.J17 'DC Current'.C23:'DC Current'.J23 'DC Current'.C24:'DC Current'.J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8.133cm" svg:height="11.671cm" svg:x="24.164cm" svg:y="26.4cm">
            <draw:object draw:notify-on-update-of-ranges="'DC Current'.C43:'DC Current'.C50 'DC Current'.B43:'DC Current'.B50 'DC Current'.J43:'DC Current'.J50 'DC Current'.I43:'DC Current'.I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2" svg:width="18.133cm" svg:height="11.671cm" svg:x="44.479cm" svg:y="26.955cm">
            <draw:object draw:notify-on-update-of-ranges="'DC Current'.F43:'DC Current'.F50 'DC Current'.E43:'DC Current'.E50 'DC Current'.M43:'DC Current'.M50 'DC Current'.L43:'DC Current'.L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1" table:number-columns-repeated="7" table:default-cell-style-name="ce14"/>
        <table:table-column table:style-name="co6" table:default-cell-style-name="ce14"/>
        <table:table-column table:style-name="co1" table:number-columns-repeated="1009" table:default-cell-style-name="ce14"/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13"/>
          <table:table-cell office:value-type="string" calcext:value-type="string">
            <text:p>Bylo by dobré zjistit kritickou minimální indukčnost při které to jede</text:p>
          </table:table-cell>
          <table:table-cell table:number-columns-repeated="1009"/>
        </table:table-row>
        <table:table-row table:style-name="ro1">
          <table:table-cell/>
          <table:table-cell table:style-name="ce16"/>
          <table:table-cell office:value-type="string" calcext:value-type="string">
            <text:p>1O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9" table:number-rows-spanned="1">
            <text:p><text:span text:style-name="T1">Uvstupní</text:span> = 12 V / 1Ohm zátěž / 720uH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Přístroje</text:p>
          </table:table-cell>
          <table:table-cell office:value-type="string" calcext:value-type="string">
            <text:p>Voltmetr DC, Ampérmetr AC,DC, Reaostat, Cívk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astavený (A)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výstup (A)</text:p>
          </table:table-cell>
          <table:table-cell office:value-type="float" office:value="-8.32" calcext:value-type="float">
            <text:p>-8,32</text:p>
          </table:table-cell>
          <table:table-cell office:value-type="float" office:value="-4.164" calcext:value-type="float">
            <text:p>-4,164</text:p>
          </table:table-cell>
          <table:table-cell office:value-type="float" office:value="-1.015" calcext:value-type="float">
            <text:p>-1,015</text:p>
          </table:table-cell>
          <table:table-cell office:value-type="float" office:value="-0.104" calcext:value-type="float">
            <text:p>-0,104</text:p>
          </table:table-cell>
          <table:table-cell office:value-type="float" office:value="0.154" calcext:value-type="float">
            <text:p>0,154</text:p>
          </table:table-cell>
          <table:table-cell office:value-type="float" office:value="0.987" calcext:value-type="float">
            <text:p>0,987</text:p>
          </table:table-cell>
          <table:table-cell office:value-type="float" office:value="4.067" calcext:value-type="float">
            <text:p>4,067</text:p>
          </table:table-cell>
          <table:table-cell office:value-type="float" office:value="8.21" calcext:value-type="float">
            <text:p>8,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aktopeak</text:p>
          </table:table-cell>
          <table:table-cell office:value-type="string" calcext:value-type="string">
            <text:p>Izvlnění (A)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6" calcext:value-type="float">
            <text:p>0,026</text:p>
          </table:table-cell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Zvlnění [%]</text:p>
          </table:table-cell>
          <table:table-cell table:formula="of:=ABS([.C11]/[.C10]*100)" office:value-type="float" office:value="0.348557692307692" calcext:value-type="float">
            <text:p>0,348557692307692</text:p>
          </table:table-cell>
          <table:table-cell table:formula="of:=ABS([.D11]/[.D10]*100)" office:value-type="float" office:value="0.552353506243996" calcext:value-type="float">
            <text:p>0,552353506243996</text:p>
          </table:table-cell>
          <table:table-cell table:formula="of:=ABS([.E11]/[.E10]*100)" office:value-type="float" office:value="1.37931034482759" calcext:value-type="float">
            <text:p>1,37931034482759</text:p>
          </table:table-cell>
          <table:table-cell table:formula="of:=ABS([.F11]/[.F10]*100)" office:value-type="float" office:value="10.5769230769231" calcext:value-type="float">
            <text:p>10,5769230769231</text:p>
          </table:table-cell>
          <table:table-cell table:formula="of:=ABS([.G11]/[.G10]*100)" office:value-type="float" office:value="11.6883116883117" calcext:value-type="float">
            <text:p>11,6883116883117</text:p>
          </table:table-cell>
          <table:table-cell table:formula="of:=ABS([.H11]/[.H10]*100)" office:value-type="float" office:value="1.41843971631206" calcext:value-type="float">
            <text:p>1,41843971631206</text:p>
          </table:table-cell>
          <table:table-cell table:formula="of:=ABS([.I11]/[.I10]*100)" office:value-type="float" office:value="0.540939267273174" calcext:value-type="float">
            <text:p>0,540939267273174</text:p>
          </table:table-cell>
          <table:table-cell table:formula="of:=ABS([.J11]/[.J10]*100)" office:value-type="float" office:value="0.316686967113276" calcext:value-type="float">
            <text:p>0,316686967113276</text:p>
          </table:table-cell>
          <table:table-cell table:number-columns-repeated="2"/>
          <table:table-cell office:value-type="string" calcext:value-type="string">
            <text:p>Grafy</text:p>
          </table:table-cell>
          <table:table-cell table:style-name="ce18" office:value-type="string" calcext:value-type="string">
            <text:p>Závislost relativního zvlnění proudu na výstupním proudu [%]: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RMS</text:p>
          </table:table-cell>
          <table:table-cell table:formula="of:=SQRT([.C10]^2+[.C11]^2)" office:value-type="float" office:value="8.32005054071188" calcext:value-type="float">
            <text:p>8,32005054071188</text:p>
          </table:table-cell>
          <table:table-cell table:formula="of:=SQRT([.D10]^2+[.D11]^2)" office:value-type="float" office:value="4.16406352016873" calcext:value-type="float">
            <text:p>4,16406352016873</text:p>
          </table:table-cell>
          <table:table-cell table:formula="of:=SQRT([.E10]^2+[.E11]^2)" office:value-type="float" office:value="1.01509654713234" calcext:value-type="float">
            <text:p>1,01509654713234</text:p>
          </table:table-cell>
          <table:table-cell table:formula="of:=SQRT([.F10]^2+[.F11]^2)" office:value-type="float" office:value="0.104580112832221" calcext:value-type="float">
            <text:p>0,104580112832221</text:p>
          </table:table-cell>
          <table:table-cell table:formula="of:=SQRT([.G10]^2+[.G11]^2)" office:value-type="float" office:value="0.155048379546514" calcext:value-type="float">
            <text:p>0,155048379546514</text:p>
          </table:table-cell>
          <table:table-cell table:formula="of:=SQRT([.H10]^2+[.H11]^2)" office:value-type="float" office:value="0.987099285786389" calcext:value-type="float">
            <text:p>0,987099285786389</text:p>
          </table:table-cell>
          <table:table-cell table:formula="of:=SQRT([.I10]^2+[.I11]^2)" office:value-type="float" office:value="4.06705950288412" calcext:value-type="float">
            <text:p>4,06705950288412</text:p>
          </table:table-cell>
          <table:table-cell table:formula="of:=SQRT([.J10]^2+[.J11]^2)" office:value-type="float" office:value="8.2100411692025" calcext:value-type="float">
            <text:p>8,2100411692025</text:p>
          </table:table-cell>
          <table:table-cell table:number-columns-repeated="3"/>
          <table:table-cell table:style-name="ce18" office:value-type="string" calcext:value-type="string">
            <text:p>Přesnost nastaveného proudu v závislosti na nastavené hodnotě: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18" office:value-type="string" calcext:value-type="string">
            <text:p>Vliv vstupního napětí na reálný výstupní proud (pro vybrané konstantní nastavení proudu):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 table:number-columns-spanned="9" table:number-rows-spanned="1">
            <text:p>Uvstupní = 48 V <text:s/>/ 1 Ohm zátěž / 720uH</text:p>
          </table:table-cell>
          <table:covered-table-cell table:number-columns-repeated="8"/>
          <table:table-cell table:number-columns-repeated="3"/>
          <table:table-cell table:style-name="ce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astavený (A)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výstup (A)</text:p>
          </table:table-cell>
          <table:table-cell office:value-type="float" office:value="-8.36" calcext:value-type="float">
            <text:p>-8,36</text:p>
          </table:table-cell>
          <table:table-cell office:value-type="float" office:value="-4.364" calcext:value-type="float">
            <text:p>-4,364</text:p>
          </table:table-cell>
          <table:table-cell office:value-type="float" office:value="-1.058" calcext:value-type="float">
            <text:p>-1,058</text:p>
          </table:table-cell>
          <table:table-cell office:value-type="float" office:value="-0.244" calcext:value-type="float">
            <text:p>-0,24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1.04" calcext:value-type="float">
            <text:p>1,04</text:p>
          </table:table-cell>
          <table:table-cell office:value-type="float" office:value="4.353" calcext:value-type="float">
            <text:p>4,353</text:p>
          </table:table-cell>
          <table:table-cell office:value-type="float" office:value="8.42" calcext:value-type="float">
            <text:p>8,4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zvlnění (A)</text:p>
          </table:table-cell>
          <table:table-cell office:value-type="float" office:value="1.055" calcext:value-type="float">
            <text:p>1,055</text:p>
          </table:table-cell>
          <table:table-cell office:value-type="float" office:value="0.47" calcext:value-type="float">
            <text:p>0,47</text:p>
          </table:table-cell>
          <table:table-cell office:value-type="float" office:value="0.098" calcext:value-type="float">
            <text:p>0,09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6" calcext:value-type="float">
            <text:p>0,026</text:p>
          </table:table-cell>
          <table:table-cell office:value-type="float" office:value="0.083" calcext:value-type="float">
            <text:p>0,083</text:p>
          </table:table-cell>
          <table:table-cell office:value-type="float" office:value="0.443" calcext:value-type="float">
            <text:p>0,443</text:p>
          </table:table-cell>
          <table:table-cell office:value-type="float" office:value="1.05" calcext:value-type="float">
            <text:p>1,0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Zvlnění [%]</text:p>
          </table:table-cell>
          <table:table-cell table:formula="of:=ABS([.C18]/[.C17]*100)" office:value-type="float" office:value="12.6196172248804" calcext:value-type="float">
            <text:p>12,6196172248804</text:p>
          </table:table-cell>
          <table:table-cell table:formula="of:=ABS([.D18]/[.D17]*100)" office:value-type="float" office:value="10.7699358386801" calcext:value-type="float">
            <text:p>10,7699358386801</text:p>
          </table:table-cell>
          <table:table-cell table:formula="of:=ABS([.E18]/[.E17]*100)" office:value-type="float" office:value="9.26275992438563" calcext:value-type="float">
            <text:p>9,26275992438563</text:p>
          </table:table-cell>
          <table:table-cell table:formula="of:=ABS([.F18]/[.F17]*100)" office:value-type="float" office:value="11.0655737704918" calcext:value-type="float">
            <text:p>11,0655737704918</text:p>
          </table:table-cell>
          <table:table-cell table:formula="of:=ABS([.G18]/[.G17]*100)" office:value-type="float" office:value="18.5714285714286" calcext:value-type="float">
            <text:p>18,5714285714286</text:p>
          </table:table-cell>
          <table:table-cell table:formula="of:=ABS([.H18]/[.H17]*100)" office:value-type="float" office:value="7.98076923076923" calcext:value-type="float">
            <text:p>7,98076923076923</text:p>
          </table:table-cell>
          <table:table-cell table:formula="of:=ABS([.I18]/[.I17]*100)" office:value-type="float" office:value="10.1768895014932" calcext:value-type="float">
            <text:p>10,1768895014932</text:p>
          </table:table-cell>
          <table:table-cell table:formula="of:=ABS([.J18]/[.J17]*100)" office:value-type="float" office:value="12.4703087885986" calcext:value-type="float">
            <text:p>12,470308788598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RMS</text:p>
          </table:table-cell>
          <table:table-cell table:formula="of:=SQRT([.C17]^2+[.C18]^2)" office:value-type="float" office:value="8.42630553682929" calcext:value-type="float">
            <text:p>8,42630553682929</text:p>
          </table:table-cell>
          <table:table-cell table:formula="of:=SQRT([.D17]^2+[.D18]^2)" office:value-type="float" office:value="4.38923638005519" calcext:value-type="float">
            <text:p>4,38923638005519</text:p>
          </table:table-cell>
          <table:table-cell table:formula="of:=SQRT([.E17]^2+[.E18]^2)" office:value-type="float" office:value="1.06252905842617" calcext:value-type="float">
            <text:p>1,06252905842617</text:p>
          </table:table-cell>
          <table:table-cell table:formula="of:=SQRT([.F17]^2+[.F18]^2)" office:value-type="float" office:value="0.245489307302783" calcext:value-type="float">
            <text:p>0,245489307302783</text:p>
          </table:table-cell>
          <table:table-cell table:formula="of:=SQRT([.G17]^2+[.G18]^2)" office:value-type="float" office:value="0.142393820090621" calcext:value-type="float">
            <text:p>0,142393820090621</text:p>
          </table:table-cell>
          <table:table-cell table:formula="of:=SQRT([.H17]^2+[.H18]^2)" office:value-type="float" office:value="1.04330676217496" calcext:value-type="float">
            <text:p>1,04330676217496</text:p>
          </table:table-cell>
          <table:table-cell table:formula="of:=SQRT([.I17]^2+[.I18]^2)" office:value-type="float" office:value="4.37548374468469" calcext:value-type="float">
            <text:p>4,37548374468469</text:p>
          </table:table-cell>
          <table:table-cell table:formula="of:=SQRT([.J17]^2+[.J18]^2)" office:value-type="float" office:value="8.48521655586939" calcext:value-type="float">
            <text:p>8,48521655586939</text:p>
          </table:table-cell>
          <table:table-cell table:number-columns-repeated="1013"/>
        </table:table-row>
        <table:table-row table:style-name="ro1">
          <table:table-cell/>
          <table:table-cell table:style-name="ce16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9" table:number-rows-spanned="1">
            <text:p>Uvstupní = 48 V <text:s/>/ 3 Ohm zátěž / 720uH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astavený (A)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výstup (A)</text:p>
          </table:table-cell>
          <table:table-cell office:value-type="float" office:value="-8.2" calcext:value-type="float">
            <text:p>-8,2</text:p>
          </table:table-cell>
          <table:table-cell office:value-type="float" office:value="-4.155" calcext:value-type="float">
            <text:p>-4,155</text:p>
          </table:table-cell>
          <table:table-cell office:value-type="float" office:value="-1.284" calcext:value-type="float">
            <text:p>-1,284</text:p>
          </table:table-cell>
          <table:table-cell office:value-type="float" office:value="-0.276" calcext:value-type="float">
            <text:p>-0,276</text:p>
          </table:table-cell>
          <table:table-cell table:style-name="ce16" office:value-type="float" office:value="0.061" calcext:value-type="float">
            <text:p>0,061</text:p>
          </table:table-cell>
          <table:table-cell office:value-type="float" office:value="0.91" calcext:value-type="float">
            <text:p>0,91</text:p>
          </table:table-cell>
          <table:table-cell office:value-type="float" office:value="4.004" calcext:value-type="float">
            <text:p>4,004</text:p>
          </table:table-cell>
          <table:table-cell office:value-type="float" office:value="7.9" calcext:value-type="float">
            <text:p>7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zvlnění (A)</text:p>
          </table:table-cell>
          <table:table-cell office:value-type="float" office:value="0.478" calcext:value-type="float">
            <text:p>0,478</text:p>
          </table:table-cell>
          <table:table-cell office:value-type="float" office:value="0.235" calcext:value-type="float">
            <text:p>0,235</text:p>
          </table:table-cell>
          <table:table-cell office:value-type="float" office:value="0.142" calcext:value-type="float">
            <text:p>0,142</text:p>
          </table:table-cell>
          <table:table-cell office:value-type="float" office:value="0.02" calcext:value-type="float">
            <text:p>0,0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8" calcext:value-type="float">
            <text:p>0,08</text:p>
          </table:table-cell>
          <table:table-cell office:value-type="float" office:value="0.287" calcext:value-type="float">
            <text:p>0,287</text:p>
          </table:table-cell>
          <table:table-cell office:value-type="float" office:value="0.45" calcext:value-type="float">
            <text:p>0,45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vlnění [%]</text:p>
          </table:table-cell>
          <table:table-cell table:formula="of:=ABS([.C25]/[.C24]*100)" office:value-type="float" office:value="5.82926829268293" calcext:value-type="float">
            <text:p>5,82926829268293</text:p>
          </table:table-cell>
          <table:table-cell table:formula="of:=ABS([.D25]/[.D24]*100)" office:value-type="float" office:value="5.65583634175692" calcext:value-type="float">
            <text:p>5,65583634175692</text:p>
          </table:table-cell>
          <table:table-cell table:formula="of:=ABS([.E25]/[.E24]*100)" office:value-type="float" office:value="11.0591900311526" calcext:value-type="float">
            <text:p>11,0591900311526</text:p>
          </table:table-cell>
          <table:table-cell table:formula="of:=ABS([.F25]/[.F24]*100)" office:value-type="float" office:value="7.2463768115942" calcext:value-type="float">
            <text:p>7,2463768115942</text:p>
          </table:table-cell>
          <table:table-cell table:formula="of:=ABS([.G25]/[.G24]*100)" office:value-type="float" office:value="22.9508196721311" calcext:value-type="float">
            <text:p>22,9508196721311</text:p>
          </table:table-cell>
          <table:table-cell table:formula="of:=ABS([.H25]/[.H24]*100)" office:value-type="float" office:value="8.79120879120879" calcext:value-type="float">
            <text:p>8,79120879120879</text:p>
          </table:table-cell>
          <table:table-cell table:formula="of:=ABS([.I25]/[.I24]*100)" office:value-type="float" office:value="7.16783216783217" calcext:value-type="float">
            <text:p>7,16783216783217</text:p>
          </table:table-cell>
          <table:table-cell table:formula="of:=ABS([.J25]/[.J24]*100)" office:value-type="float" office:value="5.69620253164557" calcext:value-type="float">
            <text:p>5,69620253164557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MS</text:p>
          </table:table-cell>
          <table:table-cell table:formula="of:=SQRT([.C24]^2+[.C25]^2)" office:value-type="float" office:value="8.21392013596431" calcext:value-type="float">
            <text:p>8,21392013596431</text:p>
          </table:table-cell>
          <table:table-cell table:formula="of:=SQRT([.D24]^2+[.D25]^2)" office:value-type="float" office:value="4.16164030161185" calcext:value-type="float">
            <text:p>4,16164030161185</text:p>
          </table:table-cell>
          <table:table-cell table:formula="of:=SQRT([.E24]^2+[.E25]^2)" office:value-type="float" office:value="1.29182816194725" calcext:value-type="float">
            <text:p>1,29182816194725</text:p>
          </table:table-cell>
          <table:table-cell table:formula="of:=SQRT([.F24]^2+[.F25]^2)" office:value-type="float" office:value="0.276723688902848" calcext:value-type="float">
            <text:p>0,276723688902848</text:p>
          </table:table-cell>
          <table:table-cell table:formula="of:=SQRT([.G24]^2+[.G25]^2)" office:value-type="float" office:value="0.0625859409132754" calcext:value-type="float">
            <text:p>0,0625859409132754</text:p>
          </table:table-cell>
          <table:table-cell table:formula="of:=SQRT([.H24]^2+[.H25]^2)" office:value-type="float" office:value="0.913509715328742" calcext:value-type="float">
            <text:p>0,913509715328742</text:p>
          </table:table-cell>
          <table:table-cell table:formula="of:=SQRT([.I24]^2+[.I25]^2)" office:value-type="float" office:value="4.0142726613921" calcext:value-type="float">
            <text:p>4,0142726613921</text:p>
          </table:table-cell>
          <table:table-cell table:formula="of:=SQRT([.J24]^2+[.J25]^2)" office:value-type="float" office:value="7.91280607622858" calcext:value-type="float">
            <text:p>7,91280607622858</text:p>
          </table:table-cell>
          <table:table-cell table:style-name="Default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Default" table:number-columns-repeated="11"/>
          <table:table-cell table:style-name="ce16"/>
          <table:table-cell table:number-columns-repeated="1010"/>
        </table:table-row>
        <table:table-row table:style-name="ro1" table:number-rows-repeated="7"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 table:number-columns-spanned="6" table:number-rows-spanned="1">
            <text:p>Uvstupní = 12 V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9" office:value-type="string" calcext:value-type="string" table:number-columns-spanned="6" table:number-rows-spanned="1">
            <text:p>Uvstupní = 48 V / R indukcnost 0,720uH</text:p>
          </table:table-cell>
          <table:covered-table-cell table:number-columns-repeated="5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 table:number-columns-spanned="3" table:number-rows-spanned="1">
            <text:p>Inastavený = 1 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nastavený = 8 A</text:p>
          </table:table-cell>
          <table:covered-table-cell/>
          <table:covered-table-cell table:style-name="Default"/>
          <table:table-cell table:style-name="Default"/>
          <table:table-cell office:value-type="string" calcext:value-type="string" table:number-columns-spanned="3" table:number-rows-spanned="1">
            <text:p>Inastavený = 1 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nastavený = 8 A</text:p>
          </table:table-cell>
          <table:covered-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Uzátěž (V)</text:p>
          </table:table-cell>
          <table:table-cell office:value-type="string" calcext:value-type="string">
            <text:p>Ivýstup (A)</text:p>
          </table:table-cell>
          <table:table-cell table:number-columns-repeated="2" office:value-type="string" calcext:value-type="string">
            <text:p>Uzátěž (V)</text:p>
          </table:table-cell>
          <table:table-cell office:value-type="string" calcext:value-type="string">
            <text:p>Ivýstup (A)</text:p>
          </table:table-cell>
          <table:table-cell table:style-name="Default"/>
          <table:table-cell table:number-columns-repeated="2" office:value-type="string" calcext:value-type="string">
            <text:p>Uzátěž (V)</text:p>
          </table:table-cell>
          <table:table-cell office:value-type="string" calcext:value-type="string">
            <text:p>Ivýstup (A)</text:p>
          </table:table-cell>
          <table:table-cell table:number-columns-repeated="2" office:value-type="string" calcext:value-type="string">
            <text:p>Uzátěž (V)</text:p>
          </table:table-cell>
          <table:table-cell office:value-type="string" calcext:value-type="string">
            <text:p>Ivýstup (A)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5" office:value-type="float" office:value="3.22" calcext:value-type="float">
            <text:p>3,22</text:p>
          </table:table-cell>
          <table:table-cell table:style-name="ce15" table:formula="of:=[.A43]+[.C43]*0.4" office:value-type="float" office:value="3.674" calcext:value-type="float">
            <text:p>3,674</text:p>
          </table:table-cell>
          <table:table-cell table:style-name="ce15" office:value-type="float" office:value="1.135" calcext:value-type="float">
            <text:p>1,135</text:p>
          </table:table-cell>
          <table:table-cell office:value-type="float" office:value="7.2776" calcext:value-type="float">
            <text:p>7,2776</text:p>
          </table:table-cell>
          <table:table-cell table:style-name="Default" table:formula="of:=[.D43]+[.F43]*0.4" office:value-type="float" office:value="10.5696" calcext:value-type="float">
            <text:p>10,5696</text:p>
          </table:table-cell>
          <table:table-cell office:value-type="float" office:value="8.23" calcext:value-type="float">
            <text:p>8,23</text:p>
          </table:table-cell>
          <table:table-cell table:style-name="Default"/>
          <table:table-cell office:value-type="float" office:value="2.45" calcext:value-type="float">
            <text:p>2,45</text:p>
          </table:table-cell>
          <table:table-cell table:formula="of:=[.H43]+[.J43]*0.4" office:value-type="float" office:value="2.81" calcext:value-type="float">
            <text:p>2,81</text:p>
          </table:table-cell>
          <table:table-cell office:value-type="float" office:value="0.9" calcext:value-type="float">
            <text:p>0,9</text:p>
          </table:table-cell>
          <table:table-cell office:value-type="float" office:value="22.034" calcext:value-type="float">
            <text:p>22,034</text:p>
          </table:table-cell>
          <table:table-cell table:formula="of:=[.K43]+[.M43]*0.4" office:value-type="float" office:value="25.242" calcext:value-type="float">
            <text:p>25,242</text:p>
          </table:table-cell>
          <table:table-cell office:value-type="float" office:value="8.02" calcext:value-type="float">
            <text:p>8,0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5" office:value-type="float" office:value="2.61" calcext:value-type="float">
            <text:p>2,61</text:p>
          </table:table-cell>
          <table:table-cell table:style-name="ce15" table:formula="of:=[.A44]+[.C44]*0.4" office:value-type="float" office:value="3.0792" calcext:value-type="float">
            <text:p>3,0792</text:p>
          </table:table-cell>
          <table:table-cell table:style-name="ce15" office:value-type="float" office:value="1.173" calcext:value-type="float">
            <text:p>1,173</text:p>
          </table:table-cell>
          <table:table-cell table:style-name="ce16" office:value-type="float" office:value="5.872" calcext:value-type="float">
            <text:p>5,872</text:p>
          </table:table-cell>
          <table:table-cell table:style-name="Default" table:formula="of:=[.D44]+[.F44]*0.4" office:value-type="float" office:value="9.312" calcext:value-type="float">
            <text:p>9,312</text:p>
          </table:table-cell>
          <table:table-cell table:style-name="ce16" office:value-type="float" office:value="8.6" calcext:value-type="float">
            <text:p>8,6</text:p>
          </table:table-cell>
          <table:table-cell table:style-name="Default"/>
          <table:table-cell office:value-type="float" office:value="2.046" calcext:value-type="float">
            <text:p>2,046</text:p>
          </table:table-cell>
          <table:table-cell table:formula="of:=[.H44]+[.J44]*0.4" office:value-type="float" office:value="2.406" calcext:value-type="float">
            <text:p>2,406</text:p>
          </table:table-cell>
          <table:table-cell office:value-type="float" office:value="0.9" calcext:value-type="float">
            <text:p>0,9</text:p>
          </table:table-cell>
          <table:table-cell office:value-type="float" office:value="17.633" calcext:value-type="float">
            <text:p>17,633</text:p>
          </table:table-cell>
          <table:table-cell table:formula="of:=[.K44]+[.M44]*0.4" office:value-type="float" office:value="20.853" calcext:value-type="float">
            <text:p>20,853</text:p>
          </table:table-cell>
          <table:table-cell office:value-type="float" office:value="8.05" calcext:value-type="float">
            <text:p>8,0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5" office:value-type="float" office:value="1.9552" calcext:value-type="float">
            <text:p>1,9552</text:p>
          </table:table-cell>
          <table:table-cell table:style-name="ce15" table:formula="of:=[.A45]+[.C45]*0.4" office:value-type="float" office:value="2.4452" calcext:value-type="float">
            <text:p>2,4452</text:p>
          </table:table-cell>
          <table:table-cell table:style-name="ce15" office:value-type="float" office:value="1.225" calcext:value-type="float">
            <text:p>1,225</text:p>
          </table:table-cell>
          <table:table-cell office:value-type="float" office:value="5.376" calcext:value-type="float">
            <text:p>5,376</text:p>
          </table:table-cell>
          <table:table-cell table:style-name="Default" table:formula="of:=[.D45]+[.F45]*0.4" office:value-type="float" office:value="8.852" calcext:value-type="float">
            <text:p>8,852</text:p>
          </table:table-cell>
          <table:table-cell office:value-type="float" office:value="8.69" calcext:value-type="float">
            <text:p>8,69</text:p>
          </table:table-cell>
          <table:table-cell table:style-name="Default"/>
          <table:table-cell office:value-type="float" office:value="1.61" calcext:value-type="float">
            <text:p>1,61</text:p>
          </table:table-cell>
          <table:table-cell table:formula="of:=[.H45]+[.J45]*0.4" office:value-type="float" office:value="1.974" calcext:value-type="float">
            <text:p>1,974</text:p>
          </table:table-cell>
          <table:table-cell office:value-type="float" office:value="0.91" calcext:value-type="float">
            <text:p>0,91</text:p>
          </table:table-cell>
          <table:table-cell office:value-type="float" office:value="14.442" calcext:value-type="float">
            <text:p>14,442</text:p>
          </table:table-cell>
          <table:table-cell table:formula="of:=[.K45]+[.M45]*0.4" office:value-type="float" office:value="17.678" calcext:value-type="float">
            <text:p>17,678</text:p>
          </table:table-cell>
          <table:table-cell office:value-type="float" office:value="8.09" calcext:value-type="float">
            <text:p>8,0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6" office:value-type="float" office:value="1.24" calcext:value-type="float">
            <text:p>1,24</text:p>
          </table:table-cell>
          <table:table-cell table:style-name="ce15" table:formula="of:=[.A46]+[.C46]*0.4" office:value-type="float" office:value="1.7472" calcext:value-type="float">
            <text:p>1,7472</text:p>
          </table:table-cell>
          <table:table-cell table:style-name="ce16" office:value-type="float" office:value="1.268" calcext:value-type="float">
            <text:p>1,268</text:p>
          </table:table-cell>
          <table:table-cell table:style-name="ce16" office:value-type="float" office:value="4.5" calcext:value-type="float">
            <text:p>4,5</text:p>
          </table:table-cell>
          <table:table-cell table:style-name="Default" table:formula="of:=[.D46]+[.F46]*0.4" office:value-type="float" office:value="8.024" calcext:value-type="float">
            <text:p>8,024</text:p>
          </table:table-cell>
          <table:table-cell table:style-name="ce16" office:value-type="float" office:value="8.81" calcext:value-type="float">
            <text:p>8,81</text:p>
          </table:table-cell>
          <table:table-cell table:style-name="Default"/>
          <table:table-cell table:style-name="ce16" office:value-type="float" office:value="1.29" calcext:value-type="float">
            <text:p>1,29</text:p>
          </table:table-cell>
          <table:table-cell table:formula="of:=[.H46]+[.J46]*0.4" office:value-type="float" office:value="1.658" calcext:value-type="float">
            <text:p>1,658</text:p>
          </table:table-cell>
          <table:table-cell table:style-name="ce16" office:value-type="float" office:value="0.92" calcext:value-type="float">
            <text:p>0,92</text:p>
          </table:table-cell>
          <table:table-cell office:value-type="float" office:value="11.469" calcext:value-type="float">
            <text:p>11,469</text:p>
          </table:table-cell>
          <table:table-cell table:formula="of:=[.K46]+[.M46]*0.4" office:value-type="float" office:value="14.785" calcext:value-type="float">
            <text:p>14,785</text:p>
          </table:table-cell>
          <table:table-cell office:value-type="float" office:value="8.29" calcext:value-type="float">
            <text:p>8,2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style-name="ce15" table:formula="of:=[.A47]+[.C47]*0.4" office:value-type="float" office:value="1.276" calcext:value-type="float">
            <text:p>1,276</text:p>
          </table:table-cell>
          <table:table-cell office:value-type="float" office:value="1.315" calcext:value-type="float">
            <text:p>1,315</text:p>
          </table:table-cell>
          <table:table-cell table:style-name="ce16" office:value-type="float" office:value="3.4" calcext:value-type="float">
            <text:p>3,4</text:p>
          </table:table-cell>
          <table:table-cell table:style-name="Default" table:formula="of:=[.D47]+[.F47]*0.4" office:value-type="float" office:value="6.956" calcext:value-type="float">
            <text:p>6,956</text:p>
          </table:table-cell>
          <table:table-cell table:style-name="ce16" office:value-type="float" office:value="8.89" calcext:value-type="float">
            <text:p>8,89</text:p>
          </table:table-cell>
          <table:table-cell table:style-name="Default"/>
          <table:table-cell table:style-name="ce16" office:value-type="float" office:value="0.9628" calcext:value-type="float">
            <text:p>0,9628</text:p>
          </table:table-cell>
          <table:table-cell table:formula="of:=[.H47]+[.J47]*0.4" office:value-type="float" office:value="1.3396" calcext:value-type="float">
            <text:p>1,3396</text:p>
          </table:table-cell>
          <table:table-cell table:style-name="ce16" office:value-type="float" office:value="0.942" calcext:value-type="float">
            <text:p>0,942</text:p>
          </table:table-cell>
          <table:table-cell office:value-type="float" office:value="8.6" calcext:value-type="float">
            <text:p>8,6</text:p>
          </table:table-cell>
          <table:table-cell table:formula="of:=[.K47]+[.M47]*0.4" office:value-type="float" office:value="12.02" calcext:value-type="float">
            <text:p>12,02</text:p>
          </table:table-cell>
          <table:table-cell office:value-type="float" office:value="8.55" calcext:value-type="float">
            <text:p>8,5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15" table:formula="of:=[.A48]+[.C48]*0.4" office:value-type="float" office:value="0.9424" calcext:value-type="float">
            <text:p>0,9424</text:p>
          </table:table-cell>
          <table:table-cell office:value-type="float" office:value="1.356" calcext:value-type="float">
            <text:p>1,356</text:p>
          </table:table-cell>
          <table:table-cell office:value-type="float" office:value="1.558" calcext:value-type="float">
            <text:p>1,558</text:p>
          </table:table-cell>
          <table:table-cell table:style-name="Default" table:formula="of:=[.D48]+[.F48]*0.4" office:value-type="float" office:value="5.182" calcext:value-type="float">
            <text:p>5,182</text:p>
          </table:table-cell>
          <table:table-cell office:value-type="float" office:value="9.06" calcext:value-type="float">
            <text:p>9,06</text:p>
          </table:table-cell>
          <table:table-cell table:style-name="Default"/>
          <table:table-cell table:style-name="ce16" office:value-type="float" office:value="0.5598" calcext:value-type="float">
            <text:p>0,5598</text:p>
          </table:table-cell>
          <table:table-cell table:formula="of:=[.H48]+[.J48]*0.4" office:value-type="float" office:value="0.9366" calcext:value-type="float">
            <text:p>0,9366</text:p>
          </table:table-cell>
          <table:table-cell table:style-name="ce16" office:value-type="float" office:value="0.942" calcext:value-type="float">
            <text:p>0,942</text:p>
          </table:table-cell>
          <table:table-cell office:value-type="float" office:value="5.798" calcext:value-type="float">
            <text:p>5,798</text:p>
          </table:table-cell>
          <table:table-cell table:formula="of:=[.K48]+[.M48]*0.4" office:value-type="float" office:value="9.362" calcext:value-type="float">
            <text:p>9,362</text:p>
          </table:table-cell>
          <table:table-cell office:value-type="float" office:value="8.91" calcext:value-type="float">
            <text:p>8,91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5" table:formula="of:=[.A49]+[.C49]*0.4" office:value-type="float" office:value="0.6492" calcext:value-type="float">
            <text:p>0,6492</text:p>
          </table:table-cell>
          <table:table-cell office:value-type="float" office:value="1.373" calcext:value-type="float">
            <text:p>1,373</text:p>
          </table:table-cell>
          <table:table-cell office:value-type="float" office:value="0.9254" calcext:value-type="float">
            <text:p>0,9254</text:p>
          </table:table-cell>
          <table:table-cell table:style-name="Default" table:formula="of:=[.D49]+[.F49]*0.4" office:value-type="float" office:value="4.5734" calcext:value-type="float">
            <text:p>4,5734</text:p>
          </table:table-cell>
          <table:table-cell office:value-type="float" office:value="9.12" calcext:value-type="float">
            <text:p>9,12</text:p>
          </table:table-cell>
          <table:table-cell table:style-name="Default"/>
          <table:table-cell office:value-type="float" office:value="0.1444" calcext:value-type="float">
            <text:p>0,1444</text:p>
          </table:table-cell>
          <table:table-cell table:formula="of:=[.H49]+[.J49]*0.4" office:value-type="float" office:value="0.5276" calcext:value-type="float">
            <text:p>0,5276</text:p>
          </table:table-cell>
          <table:table-cell office:value-type="float" office:value="0.958" calcext:value-type="float">
            <text:p>0,958</text:p>
          </table:table-cell>
          <table:table-cell office:value-type="float" office:value="1.4188" calcext:value-type="float">
            <text:p>1,4188</text:p>
          </table:table-cell>
          <table:table-cell table:formula="of:=[.K49]+[.M49]*0.4" office:value-type="float" office:value="5.1668" calcext:value-type="float">
            <text:p>5,1668</text:p>
          </table:table-cell>
          <table:table-cell office:value-type="float" office:value="9.37" calcext:value-type="float">
            <text:p>9,37</text:p>
          </table:table-cell>
          <table:table-cell table:number-columns-repeated="1010"/>
        </table:table-row>
        <table:table-row table:style-name="ro1">
          <table:table-cell office:value-type="float" office:value="0.0717" calcext:value-type="float">
            <text:p>0,0717</text:p>
          </table:table-cell>
          <table:table-cell table:style-name="ce15" table:formula="of:=[.A50]+[.C50]*0.4" office:value-type="float" office:value="0.6185" calcext:value-type="float">
            <text:p>0,6185</text:p>
          </table:table-cell>
          <table:table-cell office:value-type="float" office:value="1.367" calcext:value-type="float">
            <text:p>1,367</text:p>
          </table:table-cell>
          <table:table-cell office:value-type="float" office:value="0.4839" calcext:value-type="float">
            <text:p>0,4839</text:p>
          </table:table-cell>
          <table:table-cell table:style-name="Default" table:formula="of:=[.D50]+[.F50]*0.4" office:value-type="float" office:value="4.1519" calcext:value-type="float">
            <text:p>4,1519</text:p>
          </table:table-cell>
          <table:table-cell office:value-type="float" office:value="9.17" calcext:value-type="float">
            <text:p>9,17</text:p>
          </table:table-cell>
          <table:table-cell table:style-name="Default"/>
          <table:table-cell office:value-type="float" office:value="0.042" calcext:value-type="float">
            <text:p>0,042</text:p>
          </table:table-cell>
          <table:table-cell table:formula="of:=[.H50]+[.J50]*0.4" office:value-type="float" office:value="0.4224" calcext:value-type="float">
            <text:p>0,4224</text:p>
          </table:table-cell>
          <table:table-cell office:value-type="float" office:value="0.951" calcext:value-type="float">
            <text:p>0,951</text:p>
          </table:table-cell>
          <table:table-cell office:value-type="float" office:value="0.4" calcext:value-type="float">
            <text:p>0,4</text:p>
          </table:table-cell>
          <table:table-cell table:formula="of:=[.K50]+[.M50]*0.4" office:value-type="float" office:value="4.184" calcext:value-type="float">
            <text:p>4,184</text:p>
          </table:table-cell>
          <table:table-cell office:value-type="float" office:value="9.46" calcext:value-type="float">
            <text:p>9,46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 Current" table:style-name="ta1">
        <office:forms form:automatic-focus="false" form:apply-design-mode="false"/>
        <table:table-column table:style-name="co7" table:number-columns-repeated="2" table:default-cell-style-name="ce6"/>
        <table:table-column table:style-name="co8" table:default-cell-style-name="ce6"/>
        <table:table-column table:style-name="co7" table:number-columns-repeated="9" table:default-cell-style-name="ce6"/>
        <table:table-column table:style-name="co1" table:default-cell-style-name="ce6"/>
        <table:table-column table:style-name="co7" table:number-columns-repeated="1009" table:default-cell-style-name="ce6"/>
        <table:table-column table:style-name="co7" table:number-columns-repeated="2" table:default-cell-style-name="ce16"/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7" table:number-columns-repeated="13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 table:number-columns-spanned="4" table:number-rows-spanned="1">
            <text:p>Sin 10 Hz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Obdélník 10 Hz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Trojúhelník 10 Hz</text:p>
          </table:table-cell>
          <table:covered-table-cell table:number-columns-repeated="2" table:style-name="ce7"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7"/>
          <table:table-cell table:style-name="ce7" office:value-type="string" calcext:value-type="string" table:number-columns-spanned="10" table:number-rows-spanned="1">
            <text:p><text:span text:style-name="T1">Uvstupní</text:span> = 12 V</text:p>
          </table:table-cell>
          <table:covered-table-cell table:number-columns-repeated="9" table:style-name="ce7"/>
          <table:table-cell table:style-name="ce7" office:value-type="string" calcext:value-type="string">
            <text:p>Přístroje</text:p>
          </table:table-cell>
          <table:table-cell table:style-name="ce7" office:value-type="string" calcext:value-type="string">
            <text:p>Spektralni analyzator, Voltmetr AC, Ampérmetr AC,DC, Reaostat, Cívka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_m_nastavený [A]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_ef_výstup [A]</text:p>
          </table:table-cell>
          <table:table-cell office:value-type="float" office:value="0.752" calcext:value-type="float">
            <text:p>0,75</text:p>
          </table:table-cell>
          <table:table-cell table:style-name="ce7" office:value-type="float" office:value="2.939" calcext:value-type="float">
            <text:p>2,94</text:p>
          </table:table-cell>
          <table:table-cell table:style-name="ce7" office:value-type="float" office:value="5.8" calcext:value-type="float">
            <text:p>5,80</text:p>
          </table:table-cell>
          <table:table-cell office:value-type="float" office:value="1.032" calcext:value-type="float">
            <text:p>1,03</text:p>
          </table:table-cell>
          <table:table-cell table:style-name="ce7" office:value-type="float" office:value="4.064" calcext:value-type="float">
            <text:p>4,06</text:p>
          </table:table-cell>
          <table:table-cell table:style-name="ce7" office:value-type="float" office:value="8.11" calcext:value-type="float">
            <text:p>8,11</text:p>
          </table:table-cell>
          <table:table-cell office:value-type="float" office:value="0.597" calcext:value-type="float">
            <text:p>0,60</text:p>
          </table:table-cell>
          <table:table-cell table:style-name="ce7" office:value-type="float" office:value="2.368" calcext:value-type="float">
            <text:p>2,37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1 [dBA]</text:p>
          </table:table-cell>
          <table:table-cell office:value-type="float" office:value="-2.5213" calcext:value-type="float">
            <text:p>-2,52</text:p>
          </table:table-cell>
          <table:table-cell table:style-name="ce7" office:value-type="float" office:value="9.2587" calcext:value-type="float">
            <text:p>9,26</text:p>
          </table:table-cell>
          <table:table-cell table:style-name="ce7" office:value-type="float" office:value="15.0787" calcext:value-type="float">
            <text:p>15,08</text:p>
          </table:table-cell>
          <table:table-cell table:style-name="ce7" office:value-type="float" office:value="-0.6095" calcext:value-type="float">
            <text:p>-0,61</text:p>
          </table:table-cell>
          <table:table-cell table:style-name="ce7" office:value-type="float" office:value="11.2905" calcext:value-type="float">
            <text:p>11,29</text:p>
          </table:table-cell>
          <table:table-cell table:style-name="ce7" office:value-type="float" office:value="17.2905" calcext:value-type="float">
            <text:p>17,29</text:p>
          </table:table-cell>
          <table:table-cell table:style-name="ce7" office:value-type="float" office:value="-4.6295" calcext:value-type="float">
            <text:p>-4,63</text:p>
          </table:table-cell>
          <table:table-cell table:style-name="ce7" office:value-type="float" office:value="7.4305" calcext:value-type="float">
            <text:p>7,43</text:p>
          </table:table-cell>
          <table:table-cell table:style-name="ce7" office:value-type="float" office:value="13.41" calcext:value-type="float">
            <text:p>13,41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1 [A]</text:p>
          </table:table-cell>
          <table:table-cell table:style-name="ce7" table:formula="of:=10^([.D10]/20)" office:value-type="float" office:value="0.7480575318344" calcext:value-type="float">
            <text:p>0,75</text:p>
          </table:table-cell>
          <table:table-cell table:style-name="ce7" table:formula="of:=10^([.E10]/20)" office:value-type="float" office:value="2.90358804763583" calcext:value-type="float">
            <text:p>2,90</text:p>
          </table:table-cell>
          <table:table-cell table:style-name="ce7" table:formula="of:=10^([.F10]/20)" office:value-type="float" office:value="5.67459668481256" calcext:value-type="float">
            <text:p>5,67</text:p>
          </table:table-cell>
          <table:table-cell table:style-name="ce7" table:formula="of:=10^([.G10]/20)" office:value-type="float" office:value="0.932234132507489" calcext:value-type="float">
            <text:p>0,93</text:p>
          </table:table-cell>
          <table:table-cell table:style-name="ce7" table:formula="of:=10^([.H10]/20)" office:value-type="float" office:value="3.66880813190774" calcext:value-type="float">
            <text:p>3,67</text:p>
          </table:table-cell>
          <table:table-cell table:style-name="ce7" table:formula="of:=10^([.I10]/20)" office:value-type="float" office:value="7.32023460644688" calcext:value-type="float">
            <text:p>7,32</text:p>
          </table:table-cell>
          <table:table-cell table:style-name="ce7" table:formula="of:=10^([.J10]/20)" office:value-type="float" office:value="0.586847150283981" calcext:value-type="float">
            <text:p>0,59</text:p>
          </table:table-cell>
          <table:table-cell table:style-name="ce7" table:formula="of:=10^([.K10]/20)" office:value-type="float" office:value="2.35247490883276" calcext:value-type="float">
            <text:p>2,35</text:p>
          </table:table-cell>
          <table:table-cell table:style-name="ce7" table:formula="of:=10^([.L10]/20)" office:value-type="float" office:value="4.682739513736" calcext:value-type="float">
            <text:p>4,68</text:p>
          </table:table-cell>
          <table:table-cell/>
          <table:table-cell table:style-name="ce7"/>
          <table:table-cell table:number-columns-repeated="1010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THD [%]</text:p>
          </table:table-cell>
          <table:table-cell table:style-name="ce7" table:formula="of:=((SQRT(([.D9]^2-[.D11]^2)))/[.D11])*100" office:value-type="float" office:value="10.2802353093979" calcext:value-type="float">
            <text:p>10,28</text:p>
          </table:table-cell>
          <table:table-cell table:style-name="ce7" table:formula="of:=((SQRT(([.E9]^2-[.E11]^2)))/[.E11])*100" office:value-type="float" office:value="15.6654389567624" calcext:value-type="float">
            <text:p>15,67</text:p>
          </table:table-cell>
          <table:table-cell table:style-name="ce7" table:formula="of:=((SQRT(([.F9]^2-[.F11]^2)))/[.F11])*100" office:value-type="float" office:value="21.1391842307895" calcext:value-type="float">
            <text:p>21,14</text:p>
          </table:table-cell>
          <table:table-cell table:style-name="ce7" table:formula="of:=((SQRT(([.G9]^2-[.G11]^2)))/[.G11])*100" office:value-type="float" office:value="47.4856752805863" calcext:value-type="float">
            <text:p>47,49</text:p>
          </table:table-cell>
          <table:table-cell table:style-name="ce7" table:formula="of:=((SQRT(([.H9]^2-[.H11]^2)))/[.H11])*100" office:value-type="float" office:value="47.6483226599776" calcext:value-type="float">
            <text:p>47,65</text:p>
          </table:table-cell>
          <table:table-cell table:style-name="ce7" table:formula="of:=((SQRT(([.I9]^2-[.I11]^2)))/[.I11])*100" office:value-type="float" office:value="47.6881323847723" calcext:value-type="float">
            <text:p>47,69</text:p>
          </table:table-cell>
          <table:table-cell table:style-name="ce7" table:formula="of:=((SQRT(([.J9]^2-[.J11]^2)))/[.J11])*100" office:value-type="float" office:value="18.6817172805171" calcext:value-type="float">
            <text:p>18,68</text:p>
          </table:table-cell>
          <table:table-cell table:style-name="ce7" table:formula="of:=((SQRT(([.K9]^2-[.K11]^2)))/[.K11])*100" office:value-type="float" office:value="11.5076044720544" calcext:value-type="float">
            <text:p>11,51</text:p>
          </table:table-cell>
          <table:table-cell table:style-name="ce7" table:formula="of:=((SQRT(([.L9]^2-[.L11]^2)))/[.L11])*100" office:value-type="float" office:value="12.6401277022566" calcext:value-type="float">
            <text:p>12,64</text:p>
          </table:table-cell>
          <table:table-cell table:style-name="ce7" office:value-type="string" calcext:value-type="string">
            <text:p>Grafy</text:p>
          </table:table-cell>
          <table:table-cell table:style-name="ce8" office:value-type="string" calcext:value-type="string">
            <text:p>Závislost relativního zvlnění proudu na výstupním proudu [%]:</text:p>
          </table:table-cell>
          <table:table-cell table:number-columns-repeated="1010"/>
        </table:table-row>
        <table:table-row table:style-name="ro2">
          <table:table-cell/>
          <table:table-cell table:style-name="ce7"/>
          <table:table-cell table:style-name="ce7" office:value-type="string" calcext:value-type="string" table:number-columns-spanned="10" table:number-rows-spanned="1">
            <text:p><text:span text:style-name="T1">Uvstupní</text:span> = 48 V</text:p>
          </table:table-cell>
          <table:covered-table-cell table:number-columns-repeated="9" table:style-name="ce7"/>
          <table:table-cell table:style-name="ce7"/>
          <table:table-cell table:style-name="ce8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_ef_výstup [A]</text:p>
          </table:table-cell>
          <table:table-cell office:value-type="float" office:value="0.765" calcext:value-type="float">
            <text:p>0,77</text:p>
          </table:table-cell>
          <table:table-cell table:style-name="ce7" office:value-type="float" office:value="3.039" calcext:value-type="float">
            <text:p>3,04</text:p>
          </table:table-cell>
          <table:table-cell table:style-name="ce7" office:value-type="float" office:value="5.78" calcext:value-type="float">
            <text:p>5,78</text:p>
          </table:table-cell>
          <table:table-cell office:value-type="float" office:value="1.072" calcext:value-type="float">
            <text:p>1,07</text:p>
          </table:table-cell>
          <table:table-cell table:style-name="ce7" office:value-type="float" office:value="4.16" calcext:value-type="float">
            <text:p>4,16</text:p>
          </table:table-cell>
          <table:table-cell table:style-name="ce7" office:value-type="float" office:value="8.07" calcext:value-type="float">
            <text:p>8,07</text:p>
          </table:table-cell>
          <table:table-cell office:value-type="float" office:value="0.634" calcext:value-type="float">
            <text:p>0,63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4.8" calcext:value-type="float">
            <text:p>4,80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1 [dBA]</text:p>
          </table:table-cell>
          <table:table-cell table:style-name="ce7" office:value-type="float" office:value="-2.5295" calcext:value-type="float">
            <text:p>-2,53</text:p>
          </table:table-cell>
          <table:table-cell table:style-name="ce7" office:value-type="float" office:value="9.305" calcext:value-type="float">
            <text:p>9,31</text:p>
          </table:table-cell>
          <table:table-cell table:style-name="ce7" office:value-type="float" office:value="14.78" calcext:value-type="float">
            <text:p>14,78</text:p>
          </table:table-cell>
          <table:table-cell table:style-name="ce7" office:value-type="float" office:value="-0.5195" calcext:value-type="float">
            <text:p>-0,52</text:p>
          </table:table-cell>
          <table:table-cell table:style-name="ce7" office:value-type="float" office:value="11.255" calcext:value-type="float">
            <text:p>11,26</text:p>
          </table:table-cell>
          <table:table-cell table:style-name="ce7" office:value-type="float" office:value="17.01" calcext:value-type="float">
            <text:p>17,01</text:p>
          </table:table-cell>
          <table:table-cell table:style-name="ce7" office:value-type="float" office:value="-4.1295" calcext:value-type="float">
            <text:p>-4,13</text:p>
          </table:table-cell>
          <table:table-cell table:style-name="ce7" office:value-type="float" office:value="7.691" calcext:value-type="float">
            <text:p>7,69</text:p>
          </table:table-cell>
          <table:table-cell table:style-name="ce7" office:value-type="float" office:value="13.51" calcext:value-type="float">
            <text:p>13,51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1 [A]</text:p>
          </table:table-cell>
          <table:table-cell table:style-name="ce7" table:formula="of:=10^([.D15]/20)" office:value-type="float" office:value="0.747351653972497" calcext:value-type="float">
            <text:p>0,75</text:p>
          </table:table-cell>
          <table:table-cell table:style-name="ce7" table:formula="of:=10^([.E15]/20)" office:value-type="float" office:value="2.91910690345391" calcext:value-type="float">
            <text:p>2,92</text:p>
          </table:table-cell>
          <table:table-cell table:style-name="ce7" table:formula="of:=10^([.F15]/20)" office:value-type="float" office:value="5.48276964920854" calcext:value-type="float">
            <text:p>5,48</text:p>
          </table:table-cell>
          <table:table-cell table:style-name="ce7" table:formula="of:=10^([.G15]/20)" office:value-type="float" office:value="0.94194381760704" calcext:value-type="float">
            <text:p>0,94</text:p>
          </table:table-cell>
          <table:table-cell table:style-name="ce7" table:formula="of:=10^([.H15]/20)" office:value-type="float" office:value="3.65384398895516" calcext:value-type="float">
            <text:p>3,65</text:p>
          </table:table-cell>
          <table:table-cell table:style-name="ce7" table:formula="of:=10^([.I15]/20)" office:value-type="float" office:value="7.08761306451183" calcext:value-type="float">
            <text:p>7,09</text:p>
          </table:table-cell>
          <table:table-cell table:style-name="ce7" table:formula="of:=10^([.J15]/20)" office:value-type="float" office:value="0.621620030047983" calcext:value-type="float">
            <text:p>0,62</text:p>
          </table:table-cell>
          <table:table-cell table:style-name="ce7" table:formula="of:=10^([.K15]/20)" office:value-type="float" office:value="2.42409703297446" calcext:value-type="float">
            <text:p>2,42</text:p>
          </table:table-cell>
          <table:table-cell table:style-name="ce7" table:formula="of:=10^([.L15]/20)" office:value-type="float" office:value="4.73696308174633" calcext:value-type="float">
            <text:p>4,74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THD [%]</text:p>
          </table:table-cell>
          <table:table-cell table:style-name="ce7" table:formula="of:=((SQRT(([.D14]^2-[.D16]^2)))/[.D16])*100" office:value-type="float" office:value="21.860163102036" calcext:value-type="float">
            <text:p>21,86</text:p>
          </table:table-cell>
          <table:table-cell table:style-name="ce7" table:formula="of:=((SQRT(([.E14]^2-[.E16]^2)))/[.E16])*100" office:value-type="float" office:value="28.9535109288609" calcext:value-type="float">
            <text:p>28,95</text:p>
          </table:table-cell>
          <table:table-cell table:style-name="ce7" table:formula="of:=((SQRT(([.F14]^2-[.F16]^2)))/[.F16])*100" office:value-type="float" office:value="33.3709966927484" calcext:value-type="float">
            <text:p>33,37</text:p>
          </table:table-cell>
          <table:table-cell table:style-name="ce7" table:formula="of:=((SQRT(([.G14]^2-[.G16]^2)))/[.G16])*100" office:value-type="float" office:value="54.3330614399522" calcext:value-type="float">
            <text:p>54,33</text:p>
          </table:table-cell>
          <table:table-cell table:style-name="ce7" table:formula="of:=((SQRT(([.H14]^2-[.H16]^2)))/[.H16])*100" office:value-type="float" office:value="54.4282746175529" calcext:value-type="float">
            <text:p>54,43</text:p>
          </table:table-cell>
          <table:table-cell table:style-name="ce7" table:formula="of:=((SQRT(([.I14]^2-[.I16]^2)))/[.I16])*100" office:value-type="float" office:value="54.4448364256948" calcext:value-type="float">
            <text:p>54,44</text:p>
          </table:table-cell>
          <table:table-cell table:style-name="ce7" table:formula="of:=((SQRT(([.J14]^2-[.J16]^2)))/[.J16])*100" office:value-type="float" office:value="20.0569047864556" calcext:value-type="float">
            <text:p>20,06</text:p>
          </table:table-cell>
          <table:table-cell table:style-name="ce7" table:formula="of:=((SQRT(([.K14]^2-[.K16]^2)))/[.K16])*100" office:value-type="float" office:value="19.5526968437449" calcext:value-type="float">
            <text:p>19,55</text:p>
          </table:table-cell>
          <table:table-cell table:style-name="ce7" table:formula="of:=((SQRT(([.L14]^2-[.L16]^2)))/[.L16])*100" office:value-type="float" office:value="16.3682608446492" calcext:value-type="float">
            <text:p>16,37</text:p>
          </table:table-cell>
          <table:table-cell table:style-name="ce7" table:number-columns-repeated="2"/>
          <table:table-cell table:number-columns-repeated="1010"/>
        </table:table-row>
        <table:table-row table:style-name="ro1" table:number-rows-repeated="2">
          <table:table-cell/>
          <table:table-cell table:style-name="ce7" table:number-columns-repeated="13"/>
          <table:table-cell table:number-columns-repeated="1010"/>
        </table:table-row>
        <table:table-row table:style-name="ro1">
          <table:table-cell/>
          <table:table-cell table:style-name="ce7"/>
          <table:table-cell table:style-name="ce16" table:number-columns-repeated="4"/>
          <table:table-cell table:style-name="ce7" table:number-columns-repeated="7"/>
          <table:table-cell table:style-name="ce7" office:value-type="string" calcext:value-type="string">
            <text:p>Idealni obdelnik ma 48.3% THD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6" table:number-columns-repeated="4"/>
          <table:table-cell table:number-columns-repeated="6"/>
          <table:table-cell table:style-name="ce7" office:value-type="string" calcext:value-type="string">
            <text:p>Troj 12,1 %?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/>
          <table:table-cell table:style-name="ce7"/>
          <table:table-cell table:style-name="ce16" table:number-columns-repeated="4"/>
          <table:table-cell table:number-columns-repeated="6"/>
          <table:table-cell table:style-name="ce7" table:number-columns-repeated="2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16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style-name="ce7" table:number-columns-repeated="6"/>
          <table:table-cell table:number-columns-repeated="1012"/>
        </table:table-row>
        <table:table-row table:style-name="ro1" table:number-rows-repeated="2">
          <table:table-cell/>
          <table:table-cell table:style-name="ce7"/>
          <table:table-cell table:style-name="ce16" table:number-columns-repeated="4"/>
          <table:table-cell table:style-name="ce7" table:number-columns-repeated="8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style-name="ce7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style-name="ce7" table:number-columns-repeated="6"/>
          <table:table-cell table:number-columns-repeated="1012"/>
        </table:table-row>
        <table:table-row table:style-name="ro1" table:number-rows-repeated="6">
          <table:table-cell table:number-columns-repeated="2"/>
          <table:table-cell table:style-name="ce16" table:number-columns-repeated="4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16" table:number-columns-repeated="4"/>
          <table:table-cell table:style-name="ce7" table:number-columns-repeated="6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 Response" table:style-name="ta1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0" table:number-columns-repeated="3" table:default-cell-style-name="ce16"/>
        <table:table-column table:style-name="co1" table:default-cell-style-name="ce16"/>
        <table:table-column table:style-name="co12" table:default-cell-style-name="ce16"/>
        <table:table-column table:style-name="co1" table:number-columns-repeated="2" table:default-cell-style-name="ce16"/>
        <table:table-column table:style-name="co11" table:default-cell-style-name="ce16"/>
        <table:table-column table:style-name="co1" table:number-columns-repeated="1010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Skoková změna zátěže 10% -&gt; 90%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koková změna zátěže 90% -&gt; 10%</text:p>
          </table:table-cell>
          <table:covered-table-cell table:number-columns-repeated="3"/>
          <table:table-cell/>
          <table:table-cell office:value-type="string" calcext:value-type="string">
            <text:p>Poznámky (překmity, oscilace)</text:p>
          </table:table-cell>
          <table:table-cell/>
          <table:table-cell office:value-type="string" calcext:value-type="string">
            <text:p>Přístroje:</text:p>
          </table:table-cell>
          <table:table-cell office:value-type="string" calcext:value-type="string">
            <text:p>Osciloskop, elektronická zátěž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4" table:number-rows-spanned="1">
            <text:p>Nastavený výstupní proud zdroje: [Konstantní hodnota] 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astavený výstupní proud zdroje: [Konstantní hodnota] A</text:p>
          </table:table-cell>
          <table:covered-table-cell table:number-columns-repeated="3"/>
          <table:table-cell/>
          <table:table-cell office:value-type="string" calcext:value-type="string">
            <text:p>dam jen screeny z osciloskopu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4" table:number-rows-spanned="1">
            <text:p>Rozsah skokové změny odebíraného proudu zátěží: [Např. 10% -&gt; 90% I_max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ozsah skokové změny odebíraného proudu zátěží: [Např. 10% -&gt; 90% I_max]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<text:span text:style-name="T2">Uvstupní =</text:span> 48 V</text:p>
          </table:table-cell>
          <table:table-cell table:style-name="ce19"/>
          <table:table-cell table:style-name="ce14" office:value-type="string" calcext:value-type="string" table:number-columns-spanned="2" table:number-rows-spanned="1">
            <text:p>Uvstupní = 12 V</text:p>
          </table:table-cell>
          <table:covered-table-cell table:style-name="ce14"/>
          <table:table-cell table:style-name="ce19" office:value-type="string" calcext:value-type="string">
            <text:p><text:span text:style-name="T2">Uvstupní =</text:span> 48 V</text:p>
          </table:table-cell>
          <table:table-cell table:style-name="ce19"/>
          <table:table-cell table:style-name="ce14" office:value-type="string" calcext:value-type="string" table:number-columns-spanned="2" table:number-rows-spanned="1">
            <text:p>Uvstupní = 12 V</text:p>
          </table:table-cell>
          <table:covered-table-cell table:style-name="ce14"/>
          <table:table-cell table:style-name="ce14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Inastavený = 1 A</text:p>
          </table:table-cell>
          <table:table-cell table:style-name="ce14" office:value-type="string" calcext:value-type="string">
            <text:p>Inastavený = 8 A</text:p>
          </table:table-cell>
          <table:table-cell table:style-name="ce14" office:value-type="string" calcext:value-type="string">
            <text:p>Inastavený = 1 A</text:p>
          </table:table-cell>
          <table:table-cell table:style-name="ce14" office:value-type="string" calcext:value-type="string">
            <text:p>Inastavený = 8 A</text:p>
          </table:table-cell>
          <table:table-cell table:style-name="ce14" office:value-type="string" calcext:value-type="string">
            <text:p>Inastavený = 1 A</text:p>
          </table:table-cell>
          <table:table-cell table:style-name="ce14" office:value-type="string" calcext:value-type="string">
            <text:p>Inastavený = 8 A</text:p>
          </table:table-cell>
          <table:table-cell table:style-name="ce14" office:value-type="string" calcext:value-type="string">
            <text:p>Inastavený = 1 A</text:p>
          </table:table-cell>
          <table:table-cell table:style-name="ce14" office:value-type="string" calcext:value-type="string">
            <text:p>Inastavený = 8 A</text:p>
          </table:table-cell>
          <table:table-cell table:style-name="ce14"/>
          <table:table-cell table:style-name="Default" table:number-columns-repeated="4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ficiency" table:style-name="ta1">
        <table:table-column table:style-name="co1" table:default-cell-style-name="Default"/>
        <table:table-column table:style-name="co2" table:default-cell-style-name="ce14"/>
        <table:table-column table:style-name="co5" table:default-cell-style-name="ce14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4" table:default-cell-style-name="Default"/>
        <table:table-column table:style-name="co13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Stejnosměrný</text:p>
          </table:table-cell>
          <table:covered-table-cell table:number-columns-repeated="3"/>
          <table:table-cell/>
          <table:table-cell table:style-name="ce14" office:value-type="string" calcext:value-type="string">
            <text:p>Přístroje</text:p>
          </table:table-cell>
          <table:table-cell office:value-type="string" calcext:value-type="string">
            <text:p>2x Wattmetr, <text:s/>Reostat, Indukčnost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<text:span text:style-name="T1">Uvstupní</text:span> = 12 V / R = 1,2 ohm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astavený [A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table:style-name="Default" office:value-type="string" calcext:value-type="string">
            <text:p>IvýstRMS</text:p>
          </table:table-cell>
          <table:table-cell office:value-type="float" office:value="0.897" calcext:value-type="float">
            <text:p>0,897</text:p>
          </table:table-cell>
          <table:table-cell office:value-type="float" office:value="3.925" calcext:value-type="float">
            <text:p>3,925</text:p>
          </table:table-cell>
          <table:table-cell office:value-type="float" office:value="8.06" calcext:value-type="float">
            <text:p>8,06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(W)</text:p>
          </table:table-cell>
          <table:table-cell table:formula="of:=[.C7]*[.C7]*1.2" office:value-type="float" office:value="0.9655308" calcext:value-type="float">
            <text:p>0,9655308</text:p>
          </table:table-cell>
          <table:table-cell table:formula="of:=[.D7]*[.D7]*1.2" office:value-type="float" office:value="18.48675" calcext:value-type="float">
            <text:p>18,48675</text:p>
          </table:table-cell>
          <table:table-cell table:formula="of:=[.E7]*[.E7]*1.2" office:value-type="float" office:value="77.95632" calcext:value-type="float">
            <text:p>77,9563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vst</text:p>
          </table:table-cell>
          <table:table-cell office:value-type="float" office:value="1.988" calcext:value-type="float">
            <text:p>1,988</text:p>
          </table:table-cell>
          <table:table-cell office:value-type="float" office:value="22.28" calcext:value-type="float">
            <text:p>22,28</text:p>
          </table:table-cell>
          <table:table-cell office:value-type="float" office:value="88.8" calcext:value-type="float">
            <text:p>88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Účinnost [%]</text:p>
          </table:table-cell>
          <table:table-cell table:formula="of:=[.C8]/[.C9]*100" office:value-type="float" office:value="48.5679476861167" calcext:value-type="float">
            <text:p>48,5679476861167</text:p>
          </table:table-cell>
          <table:table-cell table:formula="of:=[.D8]/[.D9]*100" office:value-type="float" office:value="82.9746409335727" calcext:value-type="float">
            <text:p>82,9746409335727</text:p>
          </table:table-cell>
          <table:table-cell table:formula="of:=[.E8]/[.E9]*100" office:value-type="float" office:value="87.7886486486487" calcext:value-type="float">
            <text:p>87,7886486486487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<text:span text:style-name="T1">Uvstupní = 31 V / R =1,2</text:span> ohm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astavený [A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/>
          <table:table-cell/>
        </table:table-row>
        <table:table-row table:style-name="ro1">
          <table:table-cell/>
          <table:table-cell table:style-name="Default" office:value-type="string" calcext:value-type="string">
            <text:p>IvýstDC</text:p>
          </table:table-cell>
          <table:table-cell office:value-type="float" office:value="0.896" calcext:value-type="float">
            <text:p>0,896</text:p>
          </table:table-cell>
          <table:table-cell office:value-type="float" office:value="4.3" calcext:value-type="float">
            <text:p>4,3</text:p>
          </table:table-cell>
          <table:table-cell office:value-type="float" office:value="8.36" calcext:value-type="float">
            <text:p>8,36</text:p>
          </table:table-cell>
          <table:table-cell/>
          <table:table-cell table:style-name="ce14"/>
          <table:table-cell/>
        </table:table-row>
        <table:table-row table:style-name="ro1">
          <table:table-cell/>
          <table:table-cell table:style-name="Default" office:value-type="string" calcext:value-type="string">
            <text:p>P(W)</text:p>
          </table:table-cell>
          <table:table-cell table:formula="of:=[.C13]*[.C13]*1.2" office:value-type="float" office:value="0.9633792" calcext:value-type="float">
            <text:p>0,9633792</text:p>
          </table:table-cell>
          <table:table-cell table:formula="of:=[.D13]*[.D13]*1.2" office:value-type="float" office:value="22.188" calcext:value-type="float">
            <text:p>22,188</text:p>
          </table:table-cell>
          <table:table-cell table:formula="of:=[.E13]*[.E13]*1.2" office:value-type="float" office:value="83.86752" calcext:value-type="float">
            <text:p>83,86752</text:p>
          </table:table-cell>
          <table:table-cell/>
          <table:table-cell table:style-name="ce14"/>
          <table:table-cell/>
        </table:table-row>
        <table:table-row table:style-name="ro1">
          <table:table-cell/>
          <table:table-cell table:style-name="Default" office:value-type="string" calcext:value-type="string">
            <text:p>PvstRMS</text:p>
          </table:table-cell>
          <table:table-cell office:value-type="float" office:value="2.333" calcext:value-type="float">
            <text:p>2,333</text:p>
          </table:table-cell>
          <table:table-cell office:value-type="float" office:value="27" calcext:value-type="float">
            <text:p>27</text:p>
          </table:table-cell>
          <table:table-cell office:value-type="float" office:value="91.5" calcext:value-type="float">
            <text:p>91,5</text:p>
          </table:table-cell>
          <table:table-cell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Účinnost [%]</text:p>
          </table:table-cell>
          <table:table-cell table:formula="of:=[.C14]/[.C15]*100" office:value-type="float" office:value="41.2935790827261" calcext:value-type="float">
            <text:p>41,2935790827261</text:p>
          </table:table-cell>
          <table:table-cell table:formula="of:=[.D14]/[.D15]*100" office:value-type="float" office:value="82.1777777777778" calcext:value-type="float">
            <text:p>82,1777777777778</text:p>
          </table:table-cell>
          <table:table-cell table:formula="of:=[.E14]/[.E15]*100" office:value-type="float" office:value="91.6584918032787" calcext:value-type="float">
            <text:p>91,6584918032787</text:p>
          </table:table-cell>
          <table:table-cell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14"/>
          <table:table-cell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14"/>
          <table:table-cell/>
        </table:table-row>
        <table:table-row table:style-name="ro1" table:number-rows-repeated="5">
          <table:table-cell table:number-columns-repeated="6"/>
          <table:table-cell table:style-name="ce14"/>
          <table:table-cell/>
        </table:table-row>
        <table:table-row table:style-name="ro1">
          <table:table-cell/>
          <table:table-cell table:style-name="ce16"/>
          <table:table-cell table:number-columns-repeated="4"/>
          <table:table-cell table:style-name="ce14"/>
          <table:table-cell/>
        </table:table-row>
      </table:table>
      <table:table table:name="Therma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2" draw:style-name="gr3" draw:text-style-name="P3" svg:width="0.392cm" svg:height="0.282cm" svg:x="10.307cm" svg:y="3.612cm" draw:control="control1"/>
          <draw:control draw:z-index="1" draw:name="Control 3" draw:style-name="gr3" draw:text-style-name="P3" svg:width="0.392cm" svg:height="0.282cm" svg:x="8.05cm" svg:y="3.612cm" draw:control="control2"/>
          <draw:control draw:z-index="2" draw:name="Control 1" draw:style-name="gr3" draw:text-style-name="P3" svg:width="0.392cm" svg:height="0.282cm" svg:x="12.565cm" svg:y="3.612cm" draw:control="control3"/>
          <draw:control draw:z-index="3" draw:name="Control 4" draw:style-name="gr3" draw:text-style-name="P3" svg:width="0.392cm" svg:height="0.282cm" svg:x="14.822cm" svg:y="3.612cm" draw:control="control4"/>
          <draw:control draw:z-index="4" draw:name="Control 5" draw:style-name="gr3" draw:text-style-name="P3" svg:width="0.392cm" svg:height="0.282cm" svg:x="17.08cm" svg:y="3.612cm" draw:control="control5"/>
          <draw:control draw:z-index="5" draw:name="Control 6" draw:style-name="gr3" draw:text-style-name="P3" svg:width="0.392cm" svg:height="0.282cm" svg:x="19.337cm" svg:y="3.612cm" draw:control="control6"/>
        </table:shapes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4"/>
        <table:table-column table:style-name="co15" table:default-cell-style-name="ce14"/>
        <table:table-column table:style-name="co1" table:default-cell-style-name="ce14"/>
        <table:table-row table:style-name="ro1" table:number-rows-repeated="5">
          <table:table-cell table:number-columns-repeated="9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7" table:number-rows-spanned="1">
            <text:p>Stejnosměrný</text:p>
          </table:table-cell>
          <table:covered-table-cell table:number-columns-repeated="6" table:style-name="ce14"/>
          <table:table-cell/>
          <table:table-cell office:value-type="string" calcext:value-type="string">
            <text:p>Přístroje</text:p>
          </table:table-cell>
          <table:table-cell office:value-type="string" calcext:value-type="string">
            <text:p>Termokamera, reostat, indukčnost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7" table:number-rows-spanned="1">
            <text:p>Uvstupní = 48 V</text:p>
          </table:table-cell>
          <table:covered-table-cell table:number-columns-repeated="6" table:style-name="ce14"/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Inastavený [A]</text:p>
          </table:table-cell>
          <table:table-cell table:style-name="ce14" office:value-type="float" office:value="-8" calcext:value-type="float">
            <text:p>-8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Fotky termokamerou</text:p>
          </table:table-cell>
          <table:table-cell table:style-name="ce14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14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4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8:50:13.295400983</meta:creation-date>
    <meta:generator>LibreOffice/7.3.7.2$Linux_X86_64 LibreOffice_project/30$Build-2</meta:generator>
    <dc:date>2025-05-08T00:47:55.576404210</dc:date>
    <meta:editing-duration>PT14H56M27S</meta:editing-duration>
    <meta:editing-cycles>174</meta:editing-cycles>
    <meta:document-statistic meta:table-count="5" meta:cell-count="44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64cm" svg:height="11.657cm" xlink:href=".." xlink:type="simple" chart:class="chart:scatter" chart:style-name="ch1">
        <chart:title svg:x="2.753cm" svg:y="0.369cm" chart:style-name="ch2">
          <text:p>Procentuální zvlnění výstupního proudu </text:p>
        </chart:title>
        <chart:subtitle svg:x="5.846cm" svg:y="1.407cm" chart:style-name="ch3">
          <text:p>1 Ω/ 720 μH</text:p>
        </chart:subtitle>
        <chart:legend chart:legend-position="end" svg:x="11.771cm" svg:y="3.047cm" style:legend-expansion="custom" svg:width="1.94cm" svg:height="1.218cm" style:legend-expansion-aspect-ratio="1.5927750410509" chart:style-name="ch4"/>
        <chart:plot-area chart:style-name="ch5" table:cell-range-address="'DC Current'.C10:'DC Current'.J10 'DC Current'.C12:'DC Current'.J12 'DC Current'.C19:'DC Current'.J19" chart:data-source-has-labels="row" svg:x="0.72cm" svg:y="2.332cm" svg:width="11.048cm" svg:height="8.167cm">
          <chart:coordinate-region svg:x="1.352cm" svg:y="2.534cm" svg:width="10.224cm" svg:height="7.312cm"/>
          <chart:axis chart:dimension="x" chart:name="primary-x" chart:style-name="ch6">
            <chart:title svg:x="3.911cm" svg:y="10.732cm" chart:style-name="ch7">
              <text:p>Výstupní stejnosměrný proud (A)</text:p>
            </chart:title>
            <chart:grid chart:style-name="ch8" chart:class="major"/>
          </chart:axis>
          <chart:axis chart:dimension="y" chart:name="primary-y" chart:style-name="ch9">
            <chart:title svg:x="0cm" svg:y="7.679cm" chart:style-name="ch10">
              <text:p>Proud zvlnění (A)</text:p>
            </chart:title>
            <chart:grid chart:style-name="ch8" chart:class="major"/>
          </chart:axis>
          <chart:series chart:style-name="ch11" chart:values-cell-range-address="'DC Current'.C12:'DC Current'.J12" loext:label-string="12_v" chart:class="chart:scatter">
            <chart:domain table:cell-range-address="'DC Current'.C10:'DC Current'.J10"/>
            <chart:data-point chart:repeated="8"/>
          </chart:series>
          <chart:series chart:style-name="ch12" chart:values-cell-range-address="'DC Current'.C19:'DC Current'.J19" loext:label-string="48_v" chart:class="chart:scatter">
            <chart:domain table:cell-range-address="'DC Current'.C17:'DC Current'.J1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0</text:p>
              </table:table-cell>
              <table:table-cell office:value-type="string">
                <text:p>12_v</text:p>
              </table:table-cell>
              <table:table-cell office:value-type="string">
                <text:p>Row 17</text:p>
              </table:table-cell>
              <table:table-cell office:value-type="string">
                <text:p>48_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32">
                <text:p>-8.32</text:p>
                <draw:g>
                  <svg:desc>'DC Current'.C10:'DC Current'.J10</svg:desc>
                </draw:g>
              </table:table-cell>
              <table:table-cell office:value-type="float" office:value="0.348557692307692">
                <text:p>0.348557692307692</text:p>
                <draw:g>
                  <svg:desc>'DC Current'.C12:'DC Current'.J12</svg:desc>
                </draw:g>
              </table:table-cell>
              <table:table-cell office:value-type="float" office:value="-8.36">
                <text:p>-8.36</text:p>
                <draw:g>
                  <svg:desc>'DC Current'.C17:'DC Current'.J17</svg:desc>
                </draw:g>
              </table:table-cell>
              <table:table-cell office:value-type="float" office:value="12.6196172248804">
                <text:p>12.6196172248804</text:p>
                <draw:g>
                  <svg:desc>'DC Current'.C19:'DC Current'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164">
                <text:p>-4.164</text:p>
              </table:table-cell>
              <table:table-cell office:value-type="float" office:value="0.552353506243996">
                <text:p>0.552353506243996</text:p>
              </table:table-cell>
              <table:table-cell office:value-type="float" office:value="-4.364">
                <text:p>-4.364</text:p>
              </table:table-cell>
              <table:table-cell office:value-type="float" office:value="10.7699358386801">
                <text:p>10.769935838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15">
                <text:p>-1.015</text:p>
              </table:table-cell>
              <table:table-cell office:value-type="float" office:value="1.37931034482759">
                <text:p>1.37931034482759</text:p>
              </table:table-cell>
              <table:table-cell office:value-type="float" office:value="-1.058">
                <text:p>-1.058</text:p>
              </table:table-cell>
              <table:table-cell office:value-type="float" office:value="9.26275992438563">
                <text:p>9.26275992438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4">
                <text:p>-0.104</text:p>
              </table:table-cell>
              <table:table-cell office:value-type="float" office:value="10.5769230769231">
                <text:p>10.5769230769231</text:p>
              </table:table-cell>
              <table:table-cell office:value-type="float" office:value="-0.244">
                <text:p>-0.244</text:p>
              </table:table-cell>
              <table:table-cell office:value-type="float" office:value="11.0655737704918">
                <text:p>11.0655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4">
                <text:p>0.154</text:p>
              </table:table-cell>
              <table:table-cell office:value-type="float" office:value="11.6883116883117">
                <text:p>11.6883116883117</text:p>
              </table:table-cell>
              <table:table-cell office:value-type="float" office:value="0.14">
                <text:p>0.14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">
                <text:p>0.987</text:p>
              </table:table-cell>
              <table:table-cell office:value-type="float" office:value="1.41843971631206">
                <text:p>1.41843971631206</text:p>
              </table:table-cell>
              <table:table-cell office:value-type="float" office:value="1.04">
                <text:p>1.04</text:p>
              </table:table-cell>
              <table:table-cell office:value-type="float" office:value="7.98076923076923">
                <text:p>7.98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7">
                <text:p>4.067</text:p>
              </table:table-cell>
              <table:table-cell office:value-type="float" office:value="0.540939267273174">
                <text:p>0.540939267273174</text:p>
              </table:table-cell>
              <table:table-cell office:value-type="float" office:value="4.353">
                <text:p>4.353</text:p>
              </table:table-cell>
              <table:table-cell office:value-type="float" office:value="10.1768895014932">
                <text:p>10.1768895014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">
                <text:p>8.21</text:p>
              </table:table-cell>
              <table:table-cell office:value-type="float" office:value="0.316686967113276">
                <text:p>0.316686967113276</text:p>
              </table:table-cell>
              <table:table-cell office:value-type="float" office:value="8.42">
                <text:p>8.42</text:p>
              </table:table-cell>
              <table:table-cell office:value-type="float" office:value="12.4703087885986">
                <text:p>12.4703087885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864cm" svg:height="11.657cm" xlink:href=".." xlink:type="simple" chart:class="chart:scatter" chart:style-name="ch1">
        <chart:title svg:x="1.589cm" svg:y="0.369cm" chart:style-name="ch2">
          <text:p>Závislost výstupního proudu na nastaveném proudu</text:p>
        </chart:title>
        <chart:subtitle svg:x="5.846cm" svg:y="1.407cm" chart:style-name="ch3">
          <text:p>1 Ω/ 720 μH</text:p>
        </chart:subtitle>
        <chart:legend chart:legend-position="end" svg:x="10.948cm" svg:y="3.047cm" style:legend-expansion="custom" svg:width="2.763cm" svg:height="3.041cm" style:legend-expansion-aspect-ratio="0.908582703058205" chart:style-name="ch4"/>
        <chart:plot-area chart:style-name="ch5" table:cell-range-address="'DC Current'.C9:'DC Current'.J10 'DC Current'.C17:'DC Current'.J17 'DC Current'.C24:'DC Current'.J24" chart:data-source-has-labels="row" svg:x="0.593cm" svg:y="2.331cm" svg:width="10.355cm" svg:height="8.166cm">
          <chart:coordinate-region svg:x="1.352cm" svg:y="2.533cm" svg:width="9.404cm" svg:height="7.311cm"/>
          <chart:axis chart:dimension="x" chart:name="primary-x" chart:style-name="ch6">
            <chart:title svg:x="4.273cm" svg:y="10.73cm" chart:style-name="ch7">
              <text:p>Nastavený proud (A)</text:p>
            </chart:title>
            <chart:grid chart:style-name="ch8" chart:class="major"/>
          </chart:axis>
          <chart:axis chart:dimension="y" chart:name="primary-y" chart:style-name="ch9">
            <chart:title svg:x="0cm" svg:y="9.244cm" chart:style-name="ch10">
              <text:p>Efektivní hodnota proudu na výstupu (A)</text:p>
            </chart:title>
            <chart:grid chart:style-name="ch8" chart:class="major"/>
          </chart:axis>
          <chart:series chart:style-name="ch11" chart:values-cell-range-address="'DC Current'.C10:'DC Current'.J10" loext:label-string="12v_1ohm" chart:class="chart:scatter">
            <chart:domain table:cell-range-address="'DC Current'.C9:'DC Current'.J9"/>
            <chart:data-point chart:repeated="8"/>
          </chart:series>
          <chart:series chart:style-name="ch12" chart:values-cell-range-address="'DC Current'.C17:'DC Current'.J17" loext:label-string="48v_1ohm" chart:class="chart:scatter">
            <chart:data-point chart:repeated="8"/>
          </chart:series>
          <chart:series chart:style-name="ch13" chart:values-cell-range-address="'DC Current'.C24:'DC Current'.J24" loext:label-string="48v_3ohm" chart:class="chart:scatter">
            <chart:domain table:cell-range-address="'DC Current'.C23:'DC Current'.J2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2v_1ohm</text:p>
              </table:table-cell>
              <table:table-cell office:value-type="string">
                <text:p>48v_1ohm</text:p>
              </table:table-cell>
              <table:table-cell office:value-type="string">
                <text:p>Row 23</text:p>
              </table:table-cell>
              <table:table-cell office:value-type="string">
                <text:p>48v_3oh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'DC Current'.C9:'DC Current'.J9</svg:desc>
                </draw:g>
              </table:table-cell>
              <table:table-cell office:value-type="float" office:value="-8.32">
                <text:p>-8.32</text:p>
                <draw:g>
                  <svg:desc>'DC Current'.C10:'DC Current'.J10</svg:desc>
                </draw:g>
              </table:table-cell>
              <table:table-cell office:value-type="float" office:value="-8.36">
                <text:p>-8.36</text:p>
                <draw:g>
                  <svg:desc>'DC Current'.C17:'DC Current'.J17</svg:desc>
                </draw:g>
              </table:table-cell>
              <table:table-cell office:value-type="float" office:value="-8">
                <text:p>-8</text:p>
                <draw:g>
                  <svg:desc>'DC Current'.C23:'DC Current'.J23</svg:desc>
                </draw:g>
              </table:table-cell>
              <table:table-cell office:value-type="float" office:value="-8.2">
                <text:p>-8.2</text:p>
                <draw:g>
                  <svg:desc>'DC Current'.C24:'DC Current'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4.164">
                <text:p>-4.164</text:p>
              </table:table-cell>
              <table:table-cell office:value-type="float" office:value="-4.364">
                <text:p>-4.364</text:p>
              </table:table-cell>
              <table:table-cell office:value-type="float" office:value="-4">
                <text:p>-4</text:p>
              </table:table-cell>
              <table:table-cell office:value-type="float" office:value="-4.155">
                <text:p>-4.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.015">
                <text:p>-1.015</text:p>
              </table:table-cell>
              <table:table-cell office:value-type="float" office:value="-1.058">
                <text:p>-1.058</text:p>
              </table:table-cell>
              <table:table-cell office:value-type="float" office:value="-1">
                <text:p>-1</text:p>
              </table:table-cell>
              <table:table-cell office:value-type="float" office:value="-1.284">
                <text:p>-1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-0.104">
                <text:p>-0.104</text:p>
              </table:table-cell>
              <table:table-cell office:value-type="float" office:value="-0.244">
                <text:p>-0.244</text:p>
              </table:table-cell>
              <table:table-cell office:value-type="float" office:value="-0.1">
                <text:p>-0.1</text:p>
              </table:table-cell>
              <table:table-cell office:value-type="float" office:value="-0.276">
                <text:p>-0.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154">
                <text:p>0.154</text:p>
              </table:table-cell>
              <table:table-cell office:value-type="float" office:value="0.14">
                <text:p>0.14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87">
                <text:p>0.987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.067">
                <text:p>4.067</text:p>
              </table:table-cell>
              <table:table-cell office:value-type="float" office:value="4.353">
                <text:p>4.353</text:p>
              </table:table-cell>
              <table:table-cell office:value-type="float" office:value="4">
                <text:p>4</text:p>
              </table:table-cell>
              <table:table-cell office:value-type="float" office:value="4.004">
                <text:p>4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21">
                <text:p>8.21</text:p>
              </table:table-cell>
              <table:table-cell office:value-type="float" office:value="8.42">
                <text:p>8.42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34cm" svg:height="11.672cm" xlink:href=".." xlink:type="simple" chart:class="chart:scatter" chart:style-name="ch1">
        <chart:title svg:x="4.316cm" svg:y="0.369cm" chart:style-name="ch2">
          <text:p>Závislost výstupního proudu na změně zátěže</text:p>
        </chart:title>
        <chart:subtitle svg:x="7.049cm" svg:y="1.407cm" chart:style-name="ch3">
          <text:p>Nastavený proud = 8 A</text:p>
        </chart:subtitle>
        <chart:legend chart:legend-position="end" svg:x="15.395cm" svg:y="3.05cm" style:legend-expansion="custom" svg:width="2.536cm" svg:height="2.526cm" style:legend-expansion-aspect-ratio="1.00395882818686" chart:style-name="ch4"/>
        <chart:plot-area chart:style-name="ch5" table:cell-range-address="'DC Current'.E43:'DC Current'.F50 'DC Current'.L43:'DC Current'.L50" chart:data-source-has-labels="row" svg:x="1.134cm" svg:y="1.806cm" svg:width="14.249cm" svg:height="8.704cm">
          <chart:coordinate-region svg:x="1.767cm" svg:y="2.009cm" svg:width="13.371cm" svg:height="7.848cm"/>
          <chart:axis chart:dimension="x" chart:name="primary-x" chart:style-name="ch6">
            <chart:title svg:x="6.899cm" svg:y="10.743cm" chart:style-name="ch7">
              <text:p>Výstupní proud (A)</text:p>
            </chart:title>
            <chart:grid chart:style-name="ch8" chart:class="major"/>
          </chart:axis>
          <chart:axis chart:dimension="y" chart:name="primary-y" chart:style-name="ch9">
            <chart:title svg:x="0.222cm" svg:y="7.432cm" chart:style-name="ch10">
              <text:p>Napětí zátěže (V)</text:p>
            </chart:title>
            <chart:grid chart:style-name="ch8" chart:class="major"/>
          </chart:axis>
          <chart:series chart:style-name="ch11" chart:values-cell-range-address="'DC Current'.E43:'DC Current'.E50" loext:label-string="12v" chart:class="chart:scatter">
            <chart:domain table:cell-range-address="'DC Current'.F43:'DC Current'.F50"/>
            <chart:data-point chart:repeated="8"/>
          </chart:series>
          <chart:series chart:style-name="ch12" chart:values-cell-range-address="'DC Current'.L43:'DC Current'.L50" loext:label-string="48v" chart:class="chart:scatter">
            <chart:domain table:cell-range-address="'DC Current'.M43:'DC Current'.M50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2v</text:p>
              </table:table-cell>
              <table:table-cell office:value-type="string">
                <text:p>Column M</text:p>
              </table:table-cell>
              <table:table-cell office:value-type="string">
                <text:p>48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3">
                <text:p>8.23</text:p>
                <draw:g>
                  <svg:desc>'DC Current'.F43:'DC Current'.F50</svg:desc>
                </draw:g>
              </table:table-cell>
              <table:table-cell office:value-type="float" office:value="10.5696">
                <text:p>10.5696</text:p>
                <draw:g>
                  <svg:desc>'DC Current'.E43:'DC Current'.E50</svg:desc>
                </draw:g>
              </table:table-cell>
              <table:table-cell office:value-type="float" office:value="8.02">
                <text:p>8.02</text:p>
                <draw:g>
                  <svg:desc>'DC Current'.M43:'DC Current'.M50</svg:desc>
                </draw:g>
              </table:table-cell>
              <table:table-cell office:value-type="float" office:value="25.242">
                <text:p>25.242</text:p>
                <draw:g>
                  <svg:desc>'DC Current'.L43:'DC Current'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">
                <text:p>8.6</text:p>
              </table:table-cell>
              <table:table-cell office:value-type="float" office:value="9.312">
                <text:p>9.312</text:p>
              </table:table-cell>
              <table:table-cell office:value-type="float" office:value="8.05">
                <text:p>8.05</text:p>
              </table:table-cell>
              <table:table-cell office:value-type="float" office:value="20.853">
                <text:p>20.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9">
                <text:p>8.69</text:p>
              </table:table-cell>
              <table:table-cell office:value-type="float" office:value="8.852">
                <text:p>8.852</text:p>
              </table:table-cell>
              <table:table-cell office:value-type="float" office:value="8.09">
                <text:p>8.09</text:p>
              </table:table-cell>
              <table:table-cell office:value-type="float" office:value="17.678">
                <text:p>17.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1">
                <text:p>8.81</text:p>
              </table:table-cell>
              <table:table-cell office:value-type="float" office:value="8.024">
                <text:p>8.024</text:p>
              </table:table-cell>
              <table:table-cell office:value-type="float" office:value="8.29">
                <text:p>8.29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9">
                <text:p>8.89</text:p>
              </table:table-cell>
              <table:table-cell office:value-type="float" office:value="6.956">
                <text:p>6.956</text:p>
              </table:table-cell>
              <table:table-cell office:value-type="float" office:value="8.55">
                <text:p>8.5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06">
                <text:p>9.06</text:p>
              </table:table-cell>
              <table:table-cell office:value-type="float" office:value="5.182">
                <text:p>5.182</text:p>
              </table:table-cell>
              <table:table-cell office:value-type="float" office:value="8.91">
                <text:p>8.91</text:p>
              </table:table-cell>
              <table:table-cell office:value-type="float" office:value="9.362">
                <text:p>9.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2">
                <text:p>9.12</text:p>
              </table:table-cell>
              <table:table-cell office:value-type="float" office:value="4.5734">
                <text:p>4.5734</text:p>
              </table:table-cell>
              <table:table-cell office:value-type="float" office:value="9.37">
                <text:p>9.37</text:p>
              </table:table-cell>
              <table:table-cell office:value-type="float" office:value="5.1668">
                <text:p>5.1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7">
                <text:p>9.17</text:p>
              </table:table-cell>
              <table:table-cell office:value-type="float" office:value="4.1519">
                <text:p>4.1519</text:p>
              </table:table-cell>
              <table:table-cell office:value-type="float" office:value="9.46">
                <text:p>9.46</text:p>
              </table:table-cell>
              <table:table-cell office:value-type="float" office:value="4.184">
                <text:p>4.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34cm" svg:height="11.672cm" xlink:href=".." xlink:type="simple" chart:class="chart:scatter" chart:style-name="ch1">
        <chart:title svg:x="4.316cm" svg:y="0.369cm" chart:style-name="ch2">
          <text:p>Závislost výstupního proudu na změně zátěže</text:p>
        </chart:title>
        <chart:subtitle svg:x="7.049cm" svg:y="1.407cm" chart:style-name="ch3">
          <text:p>Nastavený proud = 1 A</text:p>
        </chart:subtitle>
        <chart:legend chart:legend-position="end" svg:x="15.395cm" svg:y="3.05cm" style:legend-expansion="custom" svg:width="2.536cm" svg:height="2.526cm" style:legend-expansion-aspect-ratio="1.00395882818686" chart:style-name="ch4"/>
        <chart:plot-area chart:style-name="ch5" table:cell-range-address="'DC Current'.B43:'DC Current'.C50 'DC Current'.I43:'DC Current'.I50" chart:data-source-has-labels="row" svg:x="1.028cm" svg:y="1.806cm" svg:width="14.354cm" svg:height="8.704cm">
          <chart:coordinate-region svg:x="1.767cm" svg:y="2.009cm" svg:width="13.371cm" svg:height="7.848cm"/>
          <chart:axis chart:dimension="x" chart:name="primary-x" chart:style-name="ch6">
            <chart:title svg:x="6.846cm" svg:y="10.743cm" chart:style-name="ch7">
              <text:p>Výstupní proud (A)</text:p>
            </chart:title>
            <chart:grid chart:style-name="ch8" chart:class="major"/>
          </chart:axis>
          <chart:axis chart:dimension="y" chart:name="primary-y" chart:style-name="ch9">
            <chart:title svg:x="0.116cm" svg:y="7.432cm" chart:style-name="ch10">
              <text:p>Napětí zátěže (V)</text:p>
            </chart:title>
            <chart:grid chart:style-name="ch8" chart:class="major"/>
          </chart:axis>
          <chart:series chart:style-name="ch11" chart:values-cell-range-address="'DC Current'.B43:'DC Current'.B50" loext:label-string="12v" chart:class="chart:scatter">
            <chart:domain table:cell-range-address="'DC Current'.C43:'DC Current'.C50"/>
            <chart:data-point chart:repeated="8"/>
          </chart:series>
          <chart:series chart:style-name="ch12" chart:values-cell-range-address="'DC Current'.I43:'DC Current'.I50" loext:label-string="48v" chart:class="chart:scatter">
            <chart:domain table:cell-range-address="'DC Current'.J43:'DC Current'.J50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2v</text:p>
              </table:table-cell>
              <table:table-cell office:value-type="string">
                <text:p>Column J</text:p>
              </table:table-cell>
              <table:table-cell office:value-type="string">
                <text:p>48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5">
                <text:p>1.135</text:p>
                <draw:g>
                  <svg:desc>'DC Current'.C43:'DC Current'.C50</svg:desc>
                </draw:g>
              </table:table-cell>
              <table:table-cell office:value-type="float" office:value="3.674">
                <text:p>3.674</text:p>
                <draw:g>
                  <svg:desc>'DC Current'.B43:'DC Current'.B50</svg:desc>
                </draw:g>
              </table:table-cell>
              <table:table-cell office:value-type="float" office:value="0.9">
                <text:p>0.9</text:p>
                <draw:g>
                  <svg:desc>'DC Current'.J43:'DC Current'.J50</svg:desc>
                </draw:g>
              </table:table-cell>
              <table:table-cell office:value-type="float" office:value="2.81">
                <text:p>2.81</text:p>
                <draw:g>
                  <svg:desc>'DC Current'.I43:'DC Current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3">
                <text:p>1.173</text:p>
              </table:table-cell>
              <table:table-cell office:value-type="float" office:value="3.0792">
                <text:p>3.0792</text:p>
              </table:table-cell>
              <table:table-cell office:value-type="float" office:value="0.9">
                <text:p>0.9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2.4452">
                <text:p>2.4452</text:p>
              </table:table-cell>
              <table:table-cell office:value-type="float" office:value="0.91">
                <text:p>0.91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8">
                <text:p>1.268</text:p>
              </table:table-cell>
              <table:table-cell office:value-type="float" office:value="1.7472">
                <text:p>1.7472</text:p>
              </table:table-cell>
              <table:table-cell office:value-type="float" office:value="0.92">
                <text:p>0.92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5">
                <text:p>1.315</text:p>
              </table:table-cell>
              <table:table-cell office:value-type="float" office:value="1.276">
                <text:p>1.276</text:p>
              </table:table-cell>
              <table:table-cell office:value-type="float" office:value="0.942">
                <text:p>0.942</text:p>
              </table:table-cell>
              <table:table-cell office:value-type="float" office:value="1.3396">
                <text:p>1.3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56">
                <text:p>1.356</text:p>
              </table:table-cell>
              <table:table-cell office:value-type="float" office:value="0.9424">
                <text:p>0.9424</text:p>
              </table:table-cell>
              <table:table-cell office:value-type="float" office:value="0.942">
                <text:p>0.942</text:p>
              </table:table-cell>
              <table:table-cell office:value-type="float" office:value="0.9366">
                <text:p>0.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3">
                <text:p>1.373</text:p>
              </table:table-cell>
              <table:table-cell office:value-type="float" office:value="0.6492">
                <text:p>0.6492</text:p>
              </table:table-cell>
              <table:table-cell office:value-type="float" office:value="0.958">
                <text:p>0.958</text:p>
              </table:table-cell>
              <table:table-cell office:value-type="float" office:value="0.5276">
                <text:p>0.5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67">
                <text:p>1.367</text:p>
              </table:table-cell>
              <table:table-cell office:value-type="float" office:value="0.6185">
                <text:p>0.6185</text:p>
              </table:table-cell>
              <table:table-cell office:value-type="float" office:value="0.951">
                <text:p>0.951</text:p>
              </table:table-cell>
              <table:table-cell office:value-type="float" office:value="0.4224">
                <text:p>0.4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